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1944" calcext:value-type="float">
            <text:p>52.8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01088" calcext:value-type="float">
            <text:p>52.9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80336" calcext:value-type="float">
            <text:p>52.9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7936" calcext:value-type="float">
            <text:p>52.8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5744" calcext:value-type="float">
            <text:p>52.8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6496" calcext:value-type="float">
            <text:p>52.7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1464" calcext:value-type="float">
            <text:p>52.8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8792" calcext:value-type="float">
            <text:p>52.8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1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6224" calcext:value-type="float">
            <text:p>52.8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1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6976" calcext:value-type="float">
            <text:p>52.7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6704" calcext:value-type="float">
            <text:p>52.8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088" calcext:value-type="float">
            <text:p>52.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1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6704" calcext:value-type="float">
            <text:p>52.8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1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3072" calcext:value-type="float">
            <text:p>52.7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0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1464" calcext:value-type="float">
            <text:p>52.8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0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0712" calcext:value-type="float">
            <text:p>52.9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2424" calcext:value-type="float">
            <text:p>52.9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07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52904" calcext:value-type="float">
            <text:p>52.9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80336" calcext:value-type="float">
            <text:p>52.9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0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14" calcext:value-type="float">
            <text:p>53.1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0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0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9456" calcext:value-type="float">
            <text:p>53.5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856" calcext:value-type="float">
            <text:p>53.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0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284" calcext:value-type="float">
            <text:p>53.2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0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2776" calcext:value-type="float">
            <text:p>53.4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9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47264" calcext:value-type="float">
            <text:p>53.5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9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3192" calcext:value-type="float">
            <text:p>53.7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9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8328" calcext:value-type="float">
            <text:p>53.6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9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34" calcext:value-type="float">
            <text:p>53.8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9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8536" calcext:value-type="float">
            <text:p>53.8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9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8744" calcext:value-type="float">
            <text:p>53.9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9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1896" calcext:value-type="float">
            <text:p>54.0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8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8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868" calcext:value-type="float">
            <text:p>54.2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8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108" calcext:value-type="float">
            <text:p>54.3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8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2312" calcext:value-type="float">
            <text:p>54.3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2896" calcext:value-type="float">
            <text:p>54.4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8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5192" calcext:value-type="float">
            <text:p>54.4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8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8616" calcext:value-type="float">
            <text:p>54.4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8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